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Times New Roman1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fo:font-style="italic" style:font-style-asian="italic" style:font-style-complex="italic"/>
    </style:style>
    <style:style style:name="T6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o Project</text:p>
      <text:p text:style-name="P1"/>
      <text:p text:style-name="P2">The whole concept of the Echo project can be summed up with the idea of a mix between Wikileaks, Facebook and Twitter.</text:p>
      <text:p text:style-name="P2">Precisely, the website hosts profiles of users having full responsibility for their posts, which, regarding to a certain form of morality, can be in full possession of an absolute freedom of speech towards anyone.</text:p>
      <text:p text:style-name="P2"/>
      <text:p text:style-name="P2">The following chart further describes the established ethics code for the project :</text:p>
      <text:p text:style-name="P2"/>
      <text:list xml:id="list837159819327679365" text:style-name="L1">
        <text:list-item>
          <text:list>
            <text:list-item>
              <text:list>
                <text:list-item>
                  <text:p text:style-name="P4">By no mean, any post shall incite hatred towards another Earth citizen.</text:p>
                </text:list-item>
                <text:list-item>
                  <text:p text:style-name="P4">We insist it is your responsibility that your content matches the standards of legal decency.</text:p>
                </text:list-item>
                <text:list-item>
                  <text:p text:style-name="P4"><text:s/>The importance of a unique and In-Real-Life reliable account is vital to yours' and others' physical and virtual safety.</text:p>
                </text:list-item>
                <text:list-item>
                  <text:p text:style-name="P4"><text:s/>You are about to get a power you should be aware of, please be mindful about the consequences before attempting anything on the website.</text:p>
                </text:list-item>
                <text:list-item>
                  <text:p text:style-name="P4">Do us a favour and read the four previous articles each time you enter Echo.</text:p>
                </text:list-item>
              </text:list>
            </text:list-item>
          </text:list>
        </text:list-item>
      </text:list>
      <text:p text:style-name="P2"/>
      <text:p text:style-name="P2">The next chart describes the operating rules for the Echo project :</text:p>
      <text:p text:style-name="P2"><text:tab/><text:span text:style-name="T3">The mention </text:span><text:span text:style-name="T5">CBD</text:span><text:span text:style-name="T3"> stands for Currently Being Debated, and indicates the <text:tab/>statement is unlikely to stay as written.</text:span></text:p>
      <text:p text:style-name="P2"/>
      <text:list xml:id="list2058199977034301215" text:style-name="L2">
        <text:list-item>
          <text:list>
            <text:list-item>
              <text:list>
                <text:list-item>
                  <text:p text:style-name="P5">In-Real-Life names are hidden to other users only if you are ano. It is strongly recommended your alias cannot suggest any link towards your identity outside the web.</text:p>
                </text:list-item>
                <text:list-item>
                  <text:p text:style-name="P5">Any user can post (any <text:span text:style-name="T4">CBD</text:span>) content about any existing person/place/topic acknowledging the text will be fully public.</text:p>
                </text:list-item>
                <text:list-item>
                  <text:p text:style-name="P5">Every post shall contain a « Truth/Lies » poll open to other users so they can affirm or deny the statement. This system derives from the « Likes / Dislikes » system but one step further has been done from it. Refer to article 7 for details on the poll system.</text:p>
                </text:list-item>
                <text:list-item>
                  <text:p text:style-name="P5"><text:span text:style-name="T4">CBD</text:span> A post may be formulated as a question instead of statement, the previous poll is kept.</text:p>
                </text:list-item>
                <text:list-item>
                  <text:p text:style-name="P5">3 populations of users exist :</text:p>
                  <text:list>
                    <text:list-header>
                      <text:p text:style-name="P11"><text:span text:style-name="T2">- Anonymi, which have a very few rights, must face a moderation from mods to post anything. Anos publish with their alias.</text:span></text:p>
                      <text:p text:style-name="P11"><text:span text:style-name="T8">-</text:span><text:span text:style-name="T6"> CBD</text:span><text:span text:style-name="T2"> Moderators benefits a priority for their posts (refer to article 7), however they may lose this condition if they neglect too much their duty. Fallen mods become pubs ; a mod can only lose his condition 3 times. Mods publish with their IRL name.</text:span></text:p>
                      <text:p text:style-name="P5">- Publics shall be the middle class of the project, they do not endure any special treatment. Pubs publish with their IRL name.</text:p>
                    </text:list-header>
                  </text:list>
                </text:list-item>
                <text:list-item>
                  <text:p text:style-name="P5"><text:soft-page-break/><text:span text:style-name="T4">CBD </text:span>Anyone may publish a comment on any post.</text:p>
                </text:list-item>
                <text:list-item>
                  <text:p text:style-name="P5">A brand new concept of Reputation has been added. Competition has been introduced this way. Every user, regardless to his group, owns a score based on the average of all his posts(/comments <text:span text:style-name="T4">CBD</text:span><text:span text:style-name="T7">) ever made poll likes and dislikes. New posts are ordered by their current author's reputation (only the mods advantage may overcome the order by having a reputation boost from his condition).</text:span></text:p>
                </text:list-item>
                <text:list-item>
                  <text:p text:style-name="P5"><text:span text:style-name="T7">Posts are classified by french new regions first, french departments then and finally french cantons.</text:span></text:p>
                </text:list-item>
                <text:list-item>
                  <text:p text:style-name="P5"><text:span text:style-name="T7">Posts must benefit at least (2 </text:span><text:span text:style-name="T4">CBD</text:span><text:span text:style-name="T7">) hashtags in order to define themes. Hashtags number cannot exceed (10 </text:span><text:span text:style-name="T4">CBD</text:span><text:span text:style-name="T7">). A tool will be added to search/order using hashtags.</text:span></text:p>
                </text:list-item>
              </text:list>
            </text:list-item>
          </text:list>
        </text:list-item>
      </text:list>
      <text:p text:style-name="P2"/>
      <text:p text:style-name="P7">Issues :</text:p>
      <text:p text:style-name="P7"/>
      <text:p text:style-name="P2"><text:tab/>The main issues we have faced so far :</text:p>
      <text:list xml:id="list6091532608136814083" text:style-name="L4">
        <text:list-item>
          <text:list>
            <text:list-item>
              <text:list>
                <text:list-item>
                  <text:p text:style-name="P6">The real one will be the cyber-identity, there is, at the moment, no safe way to guarantee a match between virtual and real people.</text:p>
                </text:list-item>
                <text:list-item>
                  <text:p text:style-name="P6">An auxiliary issue resulting from the upper one is the massive fraud it will imply. Measures are being taken to solve this.</text:p>
                </text:list-item>
                <text:list-item>
                  <text:p text:style-name="P6">Another issue consists of the huge power users will get. We have been concerned a non-negligible quantity of slides will occur. However, this issue is being taken in charge thanks to moderation solutions being currently researched &amp; developped.</text:p>
                </text:list-item>
                <text:list-item>
                  <text:p text:style-name="P6">To prevent any other issues, which will be updated on each version of this project, research on cyber-psychology and cyber-sociology is progressing.</text:p>
                </text:list-item>
              </text:list>
            </text:list-item>
          </text:list>
        </text:list-item>
      </text:list>
      <text:p text:style-name="P2"/>
      <text:p text:style-name="P2"/>
      <text:p text:style-name="P7">Solution sources :</text:p>
      <text:p text:style-name="P8"/>
      <text:list xml:id="list3331441646604055300" text:style-name="L6">
        <text:list-item>
          <text:list>
            <text:list-item>
              <text:p text:style-name="P9">« Reputation » : this solution has been introduced as the first by Mana to</text:p>
              <text:p text:style-name="P9">establish an encouragement. Reputation is a notion derived from Twitter and made cruel. The concept brings two aspects in : first the users are incited to please the mass so they restrain themselves to socially acceptable. The obvious implied slides are non-significant compared to the relief the idea brings in but are described here : an overall over-friendliness and some immoral but popular content. These are typically social known issues other social networks are facing everyday.</text:p>
            </text:list-item>
          </text:list>
        </text:list-item>
      </text:list>
      <text:p text:style-name="P8"/>
      <text:list xml:id="list35230386" text:continue-numbering="true" text:style-name="L6">
        <text:list-item>
          <text:list>
            <text:list-item>
              <text:p text:style-name="P9">« Populations » : this solution has been introduced as the second by Mana to establish a real choice. Populations is a brand new notion : users can decide whenever they want to to go anonymous or public. Each population offers advantages and drawbacks and must be submitted to implicite balancing <text:soft-page-break/>thanks to attractive and repulsive measures ; although some conditions are definitively fixed. A third kind of population idea has been added by Alex in order to balance the pros and cons of such system : the moderator benefits huge responsibilities and huge advantages compared to the other populations. The combined result of the two ideas allows a global satisfaction because publics might find annoying having to moderate trolling and hating anonymi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otto :</text:p>
      <text:p text:style-name="P7"/>
      <text:p text:style-name="P2">«<text:span text:style-name="T3"> fama inodora est, doxa non est</text:span> » (« Fame does not smell, reputation does »)</text:p>
      <text:p text:style-name="P2"/>
      <text:p text:style-name="P7">URL :</text:p>
      <text:p text:style-name="P7"/>
      <text:p text:style-name="P2"><text:a xlink:type="simple" xlink:href="http://www.echo-fr.com/" text:style-name="Internet_20_link" text:visited-style-name="Visited_20_Internet_20_Link">http://www.echo-fr.com</text:a></text:p>
      <text:p text:style-name="P2"/>
      <text:p text:style-name="P7">Logo :</text:p>
      <text:p text:style-name="P7"/>
      <text:p text:style-name="P2">JPG format</text:p>
      <text:p text:style-name="P2">900 x 900</text:p>
      <text:p text:style-name="P2">A series of unidirectional black waves on a blue background, the stylished word « Echo » and 4 music notes on a grid can slightly and respectively be observed : C, A, D and F.</text:p>
      <text:p text:style-name="P2"><text:tab/><text:span text:style-name="T9">Symbolism :</text:span> According to Plutarck, the seven vowels refer to the seven <text:tab/><text:tab/>planetary gods and music notes, Mercury stands for E note (C), Venus stands <text:tab/>for H note (D), Mars stands for O note (F) and Saturn stands for <text:span text:style-name="T1">Ω note (A) <text:tab/>etc...</text:span></text:p>
      <text:p text:style-name="P10"><text:tab/>The 4 notes represent the 4 letters in « ECHO ». The only trick here consists in <text:tab/>an anticlockwise right-angle rotation on the Ω to create the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7T23:25:15.15</meta:creation-date>
    <dc:date>2015-11-19T15:07:02.36</dc:date>
    <meta:editing-duration>PT9H10M20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3" meta:paragraph-count="43" meta:word-count="1002" meta:character-count="5717"/>
  </office:meta>
</office:document-meta>
</file>